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MANI CONSA YOLA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45705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MANI CONSA, YOLAND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35008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MENDOZA GORDILLO, ELIZABETH YUREMI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13106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08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664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64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655541</text:p>
          </table:table-cell>
          <table:table-cell table:style-name="Tabla2.D3" office:value-type="string">
            <text:p text:style-name="P17">1664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17:56:0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